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font-name="Nimbus Sans L" style:font-name-asian="Mincho" style:font-name-complex="Tahom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his will be replaced with</text:span><text:span text:style-name="T1"><office:annotation><dc:date>2008-06-02T00:00:00</dc:date><text:p>do text</text:p><text:p>from xhtml(dummy.getAt1())</text:p></office:annotation></text:span><text:span text:style-name="T1"> content from a xhtml function (see note) that will produce some paragraphs. The 3 last paragraphs will keep with the signature hereafter.</text:span></text:p>
      <text:p text:style-name="pmParaKeepWithNext"><text:span text:style-name="T1"><text:tab/>A given signature</text:span></text:p>
      <text:p text:style-name="pmParaKeepWithNext"><text:span text:style-name="T1"><text:tab/>That should not be left alone</text:span></text:p>
      <text:p text:style-name="pmParaKeepWithNext"><text:span text:style-name="T1"><text:tab/>On the top of a page</text:span>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mParaKeepWithNext" style:family="paragraph" style:parent-style-name="Standard" style:class="text" style:master-page-name="">
      <style:paragraph-properties fo:keep-with-next="always">
        <style:tab-stops>
          <style:tab-stop style:position="15cm" style:type="center"/>
        </style:tab-stops>
      </style:paragraph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6-02T13:35:32</dc:date>
    <dc:language>en-US</dc:language>
    <meta:editing-cycles>19</meta:editing-cycles>
    <meta:editing-duration>PT2H20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42" meta:character-count="234"/>
  </office:meta>
</office:document-meta>
</file>